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IPNIBA+TimesNewRoman" svg:font-family="IPNIBA+TimesNewRoman, Bold"/>
    <style:font-face style:name="Lucidasans1" svg:font-family="Lucidasans"/>
    <style:font-face style:name="verdana" svg:font-family="verdana, geneva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style:font-name="Nimbus Roman No9 L1" fo:font-size="12pt" fo:language="en" fo:country="US" fo:font-weight="normal" fo:background-color="#ff0000" style:font-size-asian="12pt" style:font-weight-asian="normal" style:font-name-complex="Arial" style:font-size-complex="12pt" style:font-weight-complex="normal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color="#000000" style:font-name="Nimbus Roman No9 L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Nimbus Roman No9 L" fo:language="en" fo:country="US" fo:font-weight="normal" style:font-weight-asian="normal" style:font-name-complex="Arial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Nimbus Roman No9 L" fo:language="en" fo:country="US" style:font-name-complex="Ari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Nimbus Roman No9 L" fo:language="en" fo:country="US" fo:font-weight="bold" style:font-weight-asian="bold" style:font-name-complex="Arial" style:font-weight-complex="bold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Nimbus Roman No9 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Nimbus Roman No9 L" fo:font-size="12pt" fo:language="en" fo:country="US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Nimbus Roman No9 L" fo:font-size="12pt" fo:language="en" fo:country="US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Nimbus Roman No9 L" fo:font-size="12pt" fo:language="en" fo:country="U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Nimbus Roman No9 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Nimbus Roman No9 L" style:font-name-complex="Ari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verdana" fo:language="en" fo:country="US" style:font-name-complex="Ari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e6e6e6" style:font-name="Arial" fo:font-weight="bold" style:font-weight-asian="bold" style:font-name-complex="Ari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Nimbus Roman No9 L" style:font-name-complex="Arial"/>
    </style:style>
    <style:style style:name="P17" style:family="paragraph" style:parent-style-name="Text_20_body">
      <style:paragraph-properties fo:margin-left="-1.249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-0.423cm" style:auto-text-indent="false"/>
      <style:text-properties fo:color="#e6e6e6" style:font-name="Nimbus Roman No9 L" fo:font-weight="bold" style:font-weight-asian="bold" style:font-name-complex="Ari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-0.423cm" style:auto-text-indent="false"/>
      <style:text-properties fo:color="#000000" style:font-name="Nimbus Roman No9 L" style:font-name-complex="Arial"/>
    </style:style>
    <style:style style:name="P20" style:family="paragraph" style:parent-style-name="Standard">
      <style:paragraph-properties fo:margin-left="0.028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21" style:family="paragraph" style:parent-style-name="Standard">
      <style:paragraph-properties fo:margin-left="0.028cm" fo:margin-right="0cm" fo:line-height="150%" fo:text-align="justify" style:justify-single-word="false" fo:text-indent="0cm" style:auto-text-indent="false">
        <style:tab-stops>
          <style:tab-stop style:position="1.947cm"/>
        </style:tab-stops>
      </style:paragraph-properties>
      <style:text-properties fo:color="#e6e6e6" style:font-name="Nimbus Roman No9 L" fo:font-weight="bold" style:font-weight-asian="bold" style:font-name-complex="Arial"/>
    </style:style>
    <style:style style:name="T1" style:family="text">
      <style:text-properties fo:color="#000000"/>
    </style:style>
    <style:style style:name="T2" style:family="text">
      <style:text-properties fo:color="#000000" style:font-name="Nimbus Roman No9 L"/>
    </style:style>
    <style:style style:name="T3" style:family="text">
      <style:text-properties fo:color="#000000"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font-name="Nimbus Roman No9 L" fo:font-size="12pt" fo:font-style="normal" style:font-size-asian="12pt" style:font-style-asian="normal" style:font-size-complex="12pt" style:font-style-complex="normal" style:font-weight-complex="bold"/>
    </style:style>
    <style:style style:name="T5" style:family="text">
      <style:text-properties fo:color="#000000" style:font-name="Nimbus Roman No9 L" fo:font-weight="normal" style:font-weight-asian="normal" style:font-weight-complex="normal"/>
    </style:style>
    <style:style style:name="T6" style:family="text">
      <style:text-properties fo:color="#000000" fo:language="en" fo:country="US" fo:font-weight="normal" style:font-weight-asian="normal" style:font-weight-complex="normal"/>
    </style:style>
    <style:style style:name="T7" style:family="text">
      <style:text-properties fo:color="#000000" fo:language="en" fo:country="US" fo:font-weight="bold" style:font-weight-asian="bold" style:font-weight-complex="bold"/>
    </style:style>
    <style:style style:name="T8" style:family="text">
      <style:text-properties style:font-name="Nimbus Roman No9 L"/>
    </style:style>
    <style:style style:name="T9" style:family="text">
      <style:text-properties style:font-name="Nimbus Roman No9 L" fo:language="en" fo:country="US" style:font-name-complex="Arial"/>
    </style:style>
    <style:style style:name="T10" style:family="text">
      <style:text-properties style:font-name="Nimbus Roman No9 L" fo:language="en" fo:country="US" fo:font-weight="bold" style:font-weight-asian="bold" style:font-name-complex="Arial" style:font-weight-complex="bold"/>
    </style:style>
    <style:style style:name="T11" style:family="text">
      <style:text-properties style:font-name="Nimbus Roman No9 L" fo:language="en" fo:country="US" fo:font-weight="normal" style:font-weight-asian="normal" style:font-name-complex="Arial" style:font-weight-complex="normal"/>
    </style:style>
    <style:style style:name="T12" style:family="text">
      <style:text-properties style:font-name="Nimbus Roman No9 L" fo:font-weight="normal" style:font-weight-asian="normal" style:font-weight-complex="normal"/>
    </style:style>
    <style:style style:name="T13" style:family="text">
      <style:text-properties style:font-name="Nimbus Roman No9 L" fo:font-weight="normal" fo:background-color="transparent" style:font-weight-asian="normal" style:font-weight-complex="normal"/>
    </style:style>
    <style:style style:name="T14" style:family="text">
      <style:text-properties style:font-name="Nimbus Roman No9 L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en" fo:country="US" style:font-name-complex="Arial"/>
    </style:style>
    <style:style style:name="T18" style:family="text">
      <style:text-properties fo:language="en" fo:country="US" fo:font-weight="bold" style:font-weight-asian="bold" style:font-name-complex="Arial" style:font-weight-complex="bold"/>
    </style:style>
    <style:style style:name="T19" style:family="text">
      <style:text-properties fo:language="en" fo:country="US" fo:font-weight="normal" style:font-weight-asian="normal" style:font-name-complex="Arial" style:font-weight-complex="normal"/>
    </style:style>
    <style:style style:name="T20" style:family="text">
      <style:text-properties fo:language="en" fo:country="US" style:text-underline-style="none" style:font-name-complex="Arial"/>
    </style:style>
    <style:style style:name="T21" style:family="text">
      <style:text-properties fo:language="en" fo:country="US" style:text-underline-style="none" fo:font-weight="bold" style:font-weight-asian="bold" style:font-name-complex="Arial" style:font-weight-complex="bold"/>
    </style:style>
    <style:style style:name="T22" style:family="text">
      <style:text-properties fo:font-size="12pt" fo:language="en" fo:country="US" fo:font-weight="normal" style:font-name-asian="IPNHMB+TimesNewRoman" style:font-size-asian="12pt" style:font-weight-asian="normal" style:font-name-complex="IPNHMB+TimesNewRoman" style:font-size-complex="12pt" style:font-weight-complex="normal"/>
    </style:style>
    <style:style style:name="T23" style:family="text">
      <style:text-properties fo:font-size="12pt" fo:language="en" fo:country="US" fo:font-weight="normal" style:font-name-asian="IPNIBA+TimesNewRoman" style:font-size-asian="12pt" style:font-weight-asian="normal" style:font-name-complex="IPNIBA+TimesNewRoman" style:font-size-complex="12pt" style:font-weight-complex="normal"/>
    </style:style>
    <style:style style:name="T24" style:family="text">
      <style:text-properties fo:font-size="12pt" fo:language="en" fo:country="US" fo:font-weight="bold" style:font-name-asian="IPNHMB+TimesNewRoman" style:font-size-asian="12pt" style:font-weight-asian="bold" style:font-name-complex="IPNHMB+TimesNewRoman" style:font-size-complex="12pt" style:font-weight-complex="bold"/>
    </style:style>
    <style:style style:name="T25" style:family="text">
      <style:text-properties fo:font-size="12pt" fo:language="en" fo:country="US" fo:font-weight="bold" style:font-name-asian="IPNIBA+TimesNewRoman" style:font-size-asian="12pt" style:font-weight-asian="bold" style:font-name-complex="IPNIBA+TimesNewRoman" style:font-size-complex="12pt" style:font-weight-complex="bold"/>
    </style:style>
    <style:style style:name="T26" style:family="text">
      <style:text-properties fo:language="pt" fo:country="BR"/>
    </style:style>
    <style:style style:name="T27" style:family="text">
      <style:text-properties fo:language="pt" fo:country="B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REFERENCIAS</text:span> </text:p>
      <text:p text:style-name="P18"/>
      <text:p text:style-name="P15"><text:span text:style-name="T3">ABRAN, A.; MOORE, J,M., </text:span><text:span text:style-name="T4">SWEBOK: Guide to the Software Engineering Body of Knowledge.</text:span><text:span text:style-name="T3"> </text:span><text:span text:style-name="T2">I</text:span><text:span text:style-name="T5">EEE Computer Society</text:span><text:span text:style-name="T2">,</text:span><text:span text:style-name="T3"> 2004. Disponível em : <text:s/>&lt;</text:span><text:a xlink:type="simple" xlink:href="http://www.computer.org/portal/web/swebok/html/ch2#ch2-4.4"><text:span text:style-name="T8">http://www.computer.org/portal/web/swebok/html/ch2#ch2-4.4</text:span></text:a><text:span text:style-name="T3">&gt;. Acesso em: 20 jul. 2010, <text:s text:c="2"/>00:30:20.</text:span></text:p>
      <text:p text:style-name="P6"/>
      <text:p text:style-name="P4">CAMACHO, Cecília. <text:span text:style-name="T15">Gerenciado Conflitos em Reuniões: Uma estratégia para a Elicitação de Requisitos de Software.</text:span> PUC-Rio, 2005. 168p. Dissertação de Mestrado – Departamento de Informática, Potificia Universidade Católica do Rio de Janeiro.</text:p>
      <text:p text:style-name="P4"/>
      <text:p text:style-name="P4">CARVALHO, A. E. S; TAVAREZ, H.C., Castro, J.B. <text:span text:style-name="T15">Uma estratégia para Implantação de Gerencia de Requisitos Visando Melhoria dos Processos de Softwares.</text:span> Centro de Informática – Universidade Federal de Pernambuco, Recife,23p, 2001. </text:p>
      <text:p text:style-name="P4"/>
      <text:p text:style-name="P14"><text:span text:style-name="T12">CHICHINELLI, M., CAZARINI, E. W. </text:span><text:span text:style-name="T14">Requisitos não Funcionais e sua importância no Processo de Desenvolvimento de Sistemas de Informação</text:span><text:span text:style-name="T12">. In: ENCONTRO NACIONAL DE ENGENHARIA DE PRODUÇÃO - ENEGEP, XXI, 2001, Salvador</text:span><text:span text:style-name="T13">.</text:span><text:span text:style-name="T12"> Anais. Porto Alegre: ABEPRO, 2001. v.XXI</text:span><text:span text:style-name="T16">.</text:span></text:p>
      <text:p text:style-name="P3"/>
      <text:p text:style-name="P4">CARVALHAL, E.D., el al., <text:span text:style-name="T15">Negociação e Administração de Conflitos.</text:span> Rio de Janeiro : Editora FGV, 2006. 183p.</text:p>
      <text:p text:style-name="P4"/>
      <text:p text:style-name="P8"><text:span text:style-name="T16">COUTO, Anselmo de Araújo; MARTINS, Luiz Eduardo Galvão. </text:span>Um Processo de Validação de Requisitos Não-Funcionais Baseado no NFR-Framework.<text:span text:style-name="T16">6ª Amostra Acadêmica UNIMEP. Priracicaba. 2008.</text:span></text:p>
      <text:p text:style-name="P9"/>
      <text:p text:style-name="P9">CHUNG L., “Representing and Using Non-Functional Requirements: A Process Oriented Approach” Ph.D. Thesis, Dept. of Comp.. Science. University of Toronto, June 1993. Also tech. Rep. DKBS-TR-91-1.</text:p>
      <text:p text:style-name="P9"/>
      <text:p text:style-name="P9">CHUNG, L., NIXON, B., YU, E. and MYLOPOULOS,J. “Non-Functional</text:p>
      <text:p text:style-name="P9"><text:soft-page-break/>Requirements in Software Engineering” Kluwer Academic Publishers 1999.</text:p>
      <text:p text:style-name="P9"/>
      <text:p text:style-name="P11"><text:span text:style-name="T17">CYSNEIROS, Luiz Márcio. </text:span><text:span text:style-name="T18">Requisitos Não-Funcionais: Da Elicitação ao Modelo Conceitual</text:span><text:span text:style-name="T17">. PUC-Rio , 2001. 224p. Tese de doutorado – Departamento de Informática, Pontifícia Universidade Católica do Rio de Janeiro.</text:span></text:p>
      <text:p text:style-name="P4"/>
      <text:p text:style-name="P1">DAVIS, 1993</text:p>
      <text:p text:style-name="P11"><text:span text:style-name="T17">MORAES, Renato Oliveira e LAURINDO, F. J. B.. </text:span><text:span text:style-name="T18">O método de Monte Carlo com MS Excel</text:span><text:span text:style-name="T17">. Bauru: 8 nov. 2004.</text:span></text:p>
      <text:p text:style-name="P4"/>
      <text:p text:style-name="P11"><text:span text:style-name="T17">VAROTO, <text:s/>Ane Cristina. </text:span><text:span text:style-name="T18">Visões em arquitetura de Software.</text:span><text:span text:style-name="T17"> USP, 2002. 108p. Dissertação de Mestrado – Instituto de Matemática e Estatística, Universidade de São Paulo.</text:span></text:p>
      <text:p text:style-name="P4"/>
      <text:p text:style-name="P13"><text:span text:style-name="T9">GERMOGLIO, Guilherme. </text:span><text:span text:style-name="T10">Arquitetura de Software. </text:span><text:span text:style-name="T11">2008. Disponível em &lt;</text:span><text:a xlink:type="simple" xlink:href="http://cnx.org/content/m17494/latest/"><text:span text:style-name="T11">http://cnx.org/content/m17494/latest/</text:span></text:a><text:span text:style-name="T11"> &gt;. Acesso em: 23 de julho 2009.</text:span></text:p>
      <text:p text:style-name="P3"/>
      <text:p text:style-name="P11"><text:span text:style-name="T19">CLEMENTS, Paul, et al. </text:span><text:span text:style-name="T18">Documenting Software Architectures.</text:span><text:span text:style-name="T19"> 2ed, Addison Wesley, 2002.</text:span></text:p>
      <text:p text:style-name="P3"/>
      <text:p text:style-name="P11"><text:span text:style-name="T19">GUSMÃO, Critine, et al. </text:span><text:span text:style-name="T18">Mapas Conceituais: Utilizando – os na Identificação de riscos de Requisitos</text:span><text:span text:style-name="T19">. Engenharia de Software Magazine, Brasil, n 17, ano 2, p. 14-21, 2008.</text:span></text:p>
      <text:p text:style-name="P3"/>
      <text:p text:style-name="P11"><text:span text:style-name="T19">LEITE, J. C. S. P. , “</text:span><text:span text:style-name="T18">Engenharia de Requisitos – Notas de Aula</text:span><text:span text:style-name="T19">”, 1994.</text:span></text:p>
      <text:p text:style-name="P5"/>
      <text:p text:style-name="P11"><text:span text:style-name="T19">HAZAN, C., LEITE, J. C. S. P.,</text:span><text:span text:style-name="T18"> “Indicadores para a Gerência de Requisitos”, </text:span><text:span text:style-name="T19">Workshop em Engenharia de Requisitos, 2003 WER2003,Piracicaba-SP, Brasil, p. 285-301, 27-28 November.</text:span></text:p>
      <text:p text:style-name="P3"/>
      <text:p text:style-name="P3">KANTORSKI, G. Z., KROTH, M. L. Controle de Métricas no Processo de Desenvolvimento de Software através de uma Ferramenta de Workflow. I Workshop de Computação - WORKCOMP-SUL, 2004, Florianópolis. Anais do I WORKCOMP- SUL, 2004.</text:p>
      <text:p text:style-name="P3"/>
      <text:p text:style-name="P7"><text:span text:style-name="T20">LEE, W.J., CHA, S.D. &amp; KWON, Y.R. </text:span><text:span text:style-name="T21">Integration and Analysis of Use Cases Using </text:span><text:soft-page-break/><text:span text:style-name="T21">Modular Petri Nets in</text:span><text:span text:style-name="T20"> </text:span><text:span text:style-name="T21">Requirements Engineering</text:span><text:span text:style-name="T20">. IEEE Transactions on Software Engineering, vol. 24, no. 12, December, 1998.</text:span></text:p>
      <text:p text:style-name="P10"/>
      <text:p text:style-name="P3">NETO, J.S.M. <text:span text:style-name="T15">Integrando Requisitos Não Funcionais ao Modelo de Objetos. <text:s/></text:span>PUC-Rio, 2000. 220p. Dissertação de Mestrado - Departamento de Informática, Pontifícia Universidade Católica do Rio de Janeiro.</text:p>
      <text:p text:style-name="P3"/>
      <text:p text:style-name="P12">PRESSMAN, R. S. <text:span text:style-name="T15">Software Engineering: A Practitioner’s Approach,</text:span> 5th Edition McGraw-Hill, New York, 2001.</text:p>
      <text:p text:style-name="P19"/>
      <text:p text:style-name="P3">PMBOK, 2004.Um Guia do Conjunto de Conhecimentos em Gerenciamento de Projetos (Guia PMBOK®) Terceira edição 2004 Project Management Institute, Four Campus Boulevard, Newtown Square, PA 19073-3299 EUA.</text:p>
      <text:p text:style-name="P3"/>
      <text:p text:style-name="P11"><text:span text:style-name="T19">RAMIRES, J.J.C.V., </text:span><text:span text:style-name="T18">Negociação de Requisitos no Processo de Desenvolvimento de Software</text:span><text:span text:style-name="T19">, 2004, p. 199, Dissertaçao de Mestrado – departamento de Informática – Faculdade de Ciências da Universidade de Lisboa.</text:span></text:p>
      <text:p text:style-name="P3"/>
      <text:p text:style-name="P3">RAMIRES, J. e ANTUNES, P. (2004) Negociação De Requisitos No Modelo Sqfd - <text:s text:c="2"/>Software Quality Function Deployment. 1ª Conferência Nacional em Interacção <text:s text:c="2"/>Pessoa-Máquina - INTERACÇÃO 2004, Lisboa. </text:p>
      <text:p text:style-name="P3"/>
      <text:p text:style-name="P11"><text:span text:style-name="T19">SAYÃO, M., Leite, J.C.S.P., </text:span><text:span text:style-name="T18">Rastreabilidade de Requisitos</text:span><text:span text:style-name="T19">,vol.12,n1,p.30,2005.</text:span></text:p>
      <text:p text:style-name="P3"/>
      <text:p text:style-name="P11"><text:span text:style-name="T19">SOMMERVILLE, Ian; SAWYER, Peter Wiley. </text:span><text:span text:style-name="T18">Requirements Engineering - A good practice Guide </text:span><text:span text:style-name="T19">, JONH WILEY &amp; SONS, 1997.</text:span></text:p>
      <text:p text:style-name="P17"/>
      <text:p text:style-name="P20"><text:span text:style-name="T17">SPÍNOLA, Rodrigo <text:s/>Oliveira, ÁVILA, Ana Luiza. </text:span><text:span text:style-name="T18">Introduçãoa à Engenharia de Requisitos</text:span><text:span text:style-name="T17">. Engenharia de Software Magazine, Brasil, n 1, ano 1, p. 46-52, 2007.</text:span></text:p>
      <text:p text:style-name="P3"/>
      <text:p text:style-name="P11"><text:span text:style-name="T19">VASQUEZ, C.E., </text:span><text:span text:style-name="T18">Estimativas de Software: fundamentos, técnicas e modelos</text:span><text:span text:style-name="T19">. Engenharia de Software Magazine, Rio de Janeiro, n11,p.40-48,2009.</text:span></text:p>
      <text:p text:style-name="P3"/>
      <text:p text:style-name="P2"><text:soft-page-break/><text:span text:style-name="T22">VAROTO, Ane Cristina. </text:span><text:span text:style-name="T24">Visões em arquitetura de Software.</text:span><text:span text:style-name="T25"> </text:span><text:span text:style-name="T23">USP </text:span><text:span text:style-name="T22">2002.108p. Dissertação de Mestrado – Instituto de Matemática e Estatística, Universidade de São Paulo.</text:span></text:p>
      <text:p text:style-name="P3"/>
      <text:p text:style-name="P3"/>
      <text:p text:style-name="P3"/>
      <text:p text:style-name="P16"><text:span text:style-name="T6">WIKIPÉDIA, a enciclopédia livre</text:span><text:span text:style-name="T7">. Engenharia de Requisitos. </text:span><text:span text:style-name="T6">2010. Disponível <text:s/>em <text:s/>&lt;</text:span><text:a xlink:type="simple" xlink:href="http://pt.wikipedia.org/wiki/Engenharia_de_requisitos">http://pt.wikipedia.org/wiki/Engenharia_de_requisitos</text:a><text:span text:style-name="T6"> &gt;. <text:s/>Acesso em: 12 de novembro 2010.</text:span></text:p>
      <text:p text:style-name="P3"/>
      <text:p text:style-name="P3">XAVIER, Laís. <text:span text:style-name="T15">Integração de </text:span><text:span text:style-name="T27">Requisitos</text:span><text:span text:style-name="T15"> Não-Funcionais a Processos de Negócio: Integrando BPMN e RNF. </text:span>UFPE 2009. 86p. Dissertação de Mestrado- <text:span text:style-name="T26">Centro</text:span> <text:span text:style-name="T26">de</text:span> <text:span text:style-name="T26">Informática</text:span>- <text:span text:style-name="T26">Universidade</text:span> Federal <text:span text:style-name="T26">de</text:span> Pernambuc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IPNIBA+TimesNewRoman" svg:font-family="IPNIBA+TimesNewRoman, Bold"/>
    <style:font-face style:name="Lucidasans1" svg:font-family="Lucidasans"/>
    <style:font-face style:name="verdana" svg:font-family="verdana, geneva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3.0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06T21:26:22</meta:creation-date>
    <dc:date>2011-01-12T10:50:15</dc:date>
    <meta:editing-cycles>7</meta:editing-cycles>
    <meta:editing-duration>PT29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33" meta:word-count="730" meta:character-count="5060"/>
  </office:meta>
</office:document-meta>
</file>